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7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16" style:family="paragraph" style:parent-style-name="Heading_20_3">
      <style:paragraph-properties fo:text-align="center" style:justify-single-word="false"/>
      <style:text-properties fo:font-size="9pt" fo:font-style="normal" fo:font-weight="normal" style:font-size-asian="9pt" style:font-style-asian="normal" style:font-weight-asian="normal" style:font-size-complex="9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Heading_20_3" style:master-page-name="Standard">
      <style:paragraph-properties fo:text-align="center" style:justify-single-word="false" style:page-number="auto"/>
      <style:text-properties fo:font-size="9pt" fo:font-weight="normal" style:font-size-asian="9pt" style:font-weight-asian="normal" style:font-size-complex="9pt" style:font-weight-complex="normal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style:font-name="Verdana"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02cm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54890896">
          <text:insertion>
            <office:change-info>
              <dc:creator>Jean-Michel ABE</dc:creator>
              <dc:date>2008-09-05T00:52:00</dc:date>
            </office:change-info>
          </text:insertion>
        </text:changed-region>
        <text:changed-region text:id="ct155178024">
          <text:insertion>
            <office:change-info>
              <dc:creator>Jean-Michel ABE</dc:creator>
              <dc:date>2008-09-05T00:56:00</dc:date>
            </office:change-info>
          </text:insertion>
        </text:changed-region>
        <text:changed-region text:id="ct155189080">
          <text:insertion>
            <office:change-info>
              <dc:creator>Jean-Michel ABE</dc:creator>
              <dc:date>2008-09-05T00:56:00</dc:date>
            </office:change-info>
          </text:insertion>
        </text:changed-region>
        <text:changed-region text:id="ct153355792">
          <text:insertion>
            <office:change-info>
              <dc:creator>Jean-Michel ABE</dc:creator>
              <dc:date>2008-09-05T00:44:00</dc:date>
            </office:change-info>
          </text:insertion>
        </text:changed-region>
        <text:changed-region text:id="ct154884832">
          <text:insertion>
            <office:change-info>
              <dc:creator>Jean-Michel ABE</dc:creator>
              <dc:date>2008-09-05T01:01:00</dc:date>
            </office:change-info>
          </text:insertion>
        </text:changed-region>
        <text:changed-region text:id="ct155188512">
          <text:insertion>
            <office:change-info>
              <dc:creator>Jean-Michel ABE</dc:creator>
              <dc:date>2008-09-05T00:45:00</dc:date>
            </office:change-info>
          </text:insertion>
        </text:changed-region>
        <text:changed-region text:id="ct155158720">
          <text:insertion>
            <office:change-info>
              <dc:creator>Jean-Michel ABE</dc:creator>
              <dc:date>2008-09-05T00:50:00</dc:date>
            </office:change-info>
          </text:insertion>
        </text:changed-region>
        <text:changed-region text:id="ct154993984">
          <text:insertion>
            <office:change-info>
              <dc:creator>Jean-Michel ABE</dc:creator>
              <dc:date>2008-09-05T00:50:00</dc:date>
            </office:change-info>
          </text:insertion>
        </text:changed-region>
        <text:changed-region text:id="ct154988488">
          <text:insertion>
            <office:change-info>
              <dc:creator>Jean-Michel ABE</dc:creator>
              <dc:date>2008-09-05T00:51:00</dc:date>
            </office:change-info>
          </text:insertion>
        </text:changed-region>
        <text:changed-region text:id="ct155175224">
          <text:insertion>
            <office:change-info>
              <dc:creator>Jean-Michel ABE</dc:creator>
              <dc:date>2008-09-05T00:51:00</dc:date>
            </office:change-info>
          </text:insertion>
        </text:changed-region>
        <text:changed-region text:id="ct154878672">
          <text:insertion>
            <office:change-info>
              <dc:creator>Jean-Michel ABE</dc:creator>
              <dc:date>2008-09-05T00:51:00</dc:date>
            </office:change-info>
          </text:insertion>
        </text:changed-region>
        <text:changed-region text:id="ct154879440">
          <text:insertion>
            <office:change-info>
              <dc:creator>Jean-Michel ABE</dc:creator>
              <dc:date>2008-09-05T00:52:00</dc:date>
            </office:change-info>
          </text:insertion>
        </text:changed-region>
        <text:changed-region text:id="ct154878512">
          <text:insertion>
            <office:change-info>
              <dc:creator>Jean-Michel ABE</dc:creator>
              <dc:date>2008-09-05T00:52:00</dc:date>
            </office:change-info>
          </text:insertion>
        </text:changed-region>
        <text:changed-region text:id="ct154880088">
          <text:insertion>
            <office:change-info>
              <dc:creator>Jean-Michel ABE</dc:creator>
              <dc:date>2008-09-05T00:52:00</dc:date>
            </office:change-info>
          </text:insertion>
        </text:changed-region>
        <text:changed-region text:id="ct154889984">
          <text:insertion>
            <office:change-info>
              <dc:creator>Jean-Michel ABE</dc:creator>
              <dc:date>2008-09-05T00:54:00</dc:date>
            </office:change-info>
          </text:insertion>
        </text:changed-region>
        <text:changed-region text:id="ct155186896">
          <text:insertion>
            <office:change-info>
              <dc:creator>Jean-Michel ABE</dc:creator>
              <dc:date>2008-09-05T00:54:00</dc:date>
            </office:change-info>
          </text:insertion>
        </text:changed-region>
        <text:changed-region text:id="ct155186992">
          <text:insertion>
            <office:change-info>
              <dc:creator>Jean-Michel ABE</dc:creator>
              <dc:date>2008-09-05T00:54:00</dc:date>
            </office:change-info>
          </text:insertion>
        </text:changed-region>
        <text:changed-region text:id="ct154890768">
          <text:insertion>
            <office:change-info>
              <dc:creator>Jean-Michel ABE</dc:creator>
              <dc:date>2008-09-05T00:55:00</dc:date>
            </office:change-info>
          </text:insertion>
        </text:changed-region>
        <text:changed-region text:id="ct154878888">
          <text:insertion>
            <office:change-info>
              <dc:creator>Jean-Michel ABE</dc:creator>
              <dc:date>2008-09-05T00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vestigationLetter">
        <text:h text:style-name="P18" text:outline-level="3"><office:annotation><dc:date>2008-09-05T00:00:00</dc:date><text:p>do section for IrecipientsObj in urbanEventObj.objectValues('RecipientCadastre')</text:p><text:p/></office:annotation></text:h>
        <text:h text:style-name="P16" text:outline-level="3"/>
        <text:p text:style-name="P7"/>
        <text:p text:style-name="P7"/>
        <text:p text:style-name="P11"><text:span text:style-name="T1">Province de Namur <text:s text:c="94"/>N° du P.U. : <text:s/></text:span><text:change-start text:change-id="ct155178024"/><text:span text:style-name="T4">self.getReference()</text:span><text:change-end text:change-id="ct155178024"/></text:p>
        <text:p text:style-name="P7">Arrondissement de Namur</text:p>
        <text:p text:style-name="P7">Commune de LA BRUYERE</text:p>
        <text:p text:style-name="P11"><text:span text:style-name="T1">Section de </text:span><text:change-start text:change-id="ct155189080"/><text:span text:style-name="T4">self.getWorkLocationCity()</text:span><text:change-end text:change-id="ct155189080"/><text:span text:style-name="T4"><text:tab/><text:tab/><text:tab/></text:span></text:p>
        <text:p text:style-name="P2"/>
        <text:p text:style-name="P2"><text:tab/><text:tab/><text:tab/><text:tab/><text:tab/><text:tab/><text:change-start text:change-id="ct153355792"/>IrecipientsObj.getName()<text:change-end text:change-id="ct153355792"/></text:p>
        <text:p text:style-name="P2"><text:tab/><text:tab/><text:tab/><text:tab/><text:tab/><text:tab/><text:change-start text:change-id="ct154884832"/>IrecipientsObj.getStreet()<text:change-end text:change-id="ct154884832"/></text:p>
        <text:p text:style-name="P2"/>
        <text:p text:style-name="P2"><text:tab/><text:tab/><text:tab/><text:tab/><text:tab/><text:tab/><text:change-start text:change-id="ct155188512"/>IrecipientsObj.getAdr1()<text:change-end text:change-id="ct155188512"/> <text:s text:c="40"/></text:p>
        <text:p text:style-name="P6"/>
        <text:p text:style-name="P2"/>
        <text:p text:style-name="P2"><text:s text:c="41"/></text:p>
        <text:p text:style-name="P15"><draw:line text:anchor-type="char" draw:z-index="0" draw:style-name="gr1" draw:text-style-name="P19" svg:x1="0.053cm" svg:y1="0.446cm" svg:x2="13.524cm" svg:y2="0.446cm"><text:p/></draw:line></text:p>
        <text:p text:style-name="P11"><text:change-start text:change-id="ct155158720"/><text:span text:style-name="T2">self.getFoldermanagers().initials()</text:span><text:change-end text:change-id="ct155158720"/><text:span text:style-name="T2">/ PU/</text:span><text:change-start text:change-id="ct154993984"/><text:span text:style-name="T2">self.getReference()</text:span><text:change-end text:change-id="ct154993984"/></text:p>
        <text:p text:style-name="P8"><draw:line text:anchor-type="char" draw:z-index="1" draw:style-name="gr1" draw:text-style-name="P19" svg:x1="0.053cm" svg:y1="0.002cm" svg:x2="13.524cm" svg:y2="0.002cm"><text:p/></draw:line></text:p>
        <text:p text:style-name="P4"><text:s text:c="33"/>L’Administration Communale,</text:p>
        <text:p text:style-name="P4"><text:s/></text:p>
        <text:p text:style-name="P13"><text:span text:style-name="T2">fait savoir que <text:s text:c="9"/></text:span><text:change-start text:change-id="ct154988488"/><text:span text:style-name="T2">self.displayValue(applicantobj.listPersonTitles(), applicantobj.getPersonTitle())+' '+applicantobj.getName2()+' '+applicantobj.getName1()</text:span><text:change-end text:change-id="ct154988488"/></text:p>
        <text:p text:style-name="P14"><text:span text:style-name="T2">domicilié(e)(s) <text:s text:c="8"/></text:span><text:change-start text:change-id="ct155175224"/><text:span text:style-name="T2">applicantobj.getStreet()+' n° '+applicantobj.getNumber(), <text:s/>applicantobj.getZipcode()+' '+applicantobj.getCity()</text:span><text:change-end text:change-id="ct155175224"/><text:span text:style-name="T2">;</text:span></text:p>
        <text:p text:style-name="P5">ont(a) introduit une demande de permis d’urbanisme</text:p>
        <text:p text:style-name="P13"><text:span text:style-name="T2">qui tombe sous l’application de l’article 330 </text:span><text:change-start text:change-id="ct154878672"/><text:span text:style-name="T2">self.getInvestigationPoint()</text:span><text:change-end text:change-id="ct154878672"/><text:span text:style-name="T2">° du C.W.A.T.U.P.E. :</text:span></text:p>
        <text:p text:style-name="P4"/>
        <text:p text:style-name="P4">ayant trait à un terrain sis à</text:p>
        <text:p text:style-name="P13"><text:span text:style-name="T2"><text:s text:c="34"/></text:span><text:change-start text:change-id="ct154879440"/><text:span text:style-name="T4">self.getWorkLocationCity()</text:span><text:change-end text:change-id="ct154879440"/><text:span text:style-name="T2"> <text:s/>(LA BRUYERE) </text:span></text:p>
        <text:p text:style-name="P13"><text:span text:style-name="T2"><text:s text:c="34"/></text:span><text:change-start text:change-id="ct154878512"/><text:span text:style-name="T2">self.getWorkLocationStreet()+', '+self.getWorkLocationHouseNumber()</text:span><text:change-end text:change-id="ct154878512"/></text:p>
        <text:p text:style-name="P14"><text:span text:style-name="T2">bien cadastré : <text:s text:c="10"/></text:span><text:change-start text:change-id="ct154880088"/><text:span text:style-name="T2">self.getPortionOutsText()</text:span><text:change-end text:change-id="ct154880088"/></text:p>
        <text:p text:style-name="P13"><text:span text:style-name="T2">Le projet consiste en</text:span><text:span text:style-name="T3"> :</text:span></text:p>
        <text:p text:style-name="P9"><draw:frame draw:style-name="fr1" draw:name="Frame2" text:anchor-type="char" svg:x="0.03cm" svg:y="0.034cm" svg:width="13.478cm" svg:height="0.868cm" draw:z-index="2"><draw:text-box><text:p text:style-name="P1"><text:change-start text:change-id="ct154890896"/>self.Title()<text:change-end text:change-id="ct154890896"/></text:p></draw:text-box></draw:frame></text:p>
        <text:p text:style-name="P10"/>
        <text:p text:style-name="P10"/>
        <text:p text:style-name="P2">Les réclamations et observations écrites sont à adresser au Collège Communal</text:p>
        <text:p text:style-name="P12"><text:span text:style-name="T2">du <text:s/></text:span><text:change-start text:change-id="ct154889984"/><text:span text:style-name="T2">self.toLocalizedTime(self.getInvestigationStart(),long_format=False)</text:span><text:change-end text:change-id="ct154889984"/><text:span text:style-name="T2"> <text:s/>au </text:span><text:change-start text:change-id="ct155186896"/><text:span text:style-name="T2">self.toLocalizedTime(self.getInvestigationEnd(),long_format=False)</text:span><text:change-end text:change-id="ct155186896"/><text:span text:style-name="T2"> <text:s text:c="2"/>inclus ;</text:span></text:p>
        <text:p text:style-name="P3"/>
        <text:p text:style-name="P13"><text:span text:style-name="T2">Les <text:s/>réclamations <text:s/>et <text:s/>observations <text:s/>orales <text:s/>peuvent <text:s text:c="2"/>être <text:s/>formulées <text:s/>le </text:span><text:change-start text:change-id="ct155186992"/><text:span text:style-name="T2">self.toLocalizedTime(urbanEventObj.Date2,long_format=False)</text:span><text:change-end text:change-id="ct155186992"/><text:span text:style-name="T2"> <text:s/>de 10.00 <text:s/>à <text:s/>12.00 heures <text:s/>à <text:s/>l’Administration <text:s/>Communale, <text:s text:c="2"/>Place <text:s/>Communale, <text:s/>6 <text:s/>à <text:s/>5080 <text:s/>Rhisnes (LA BRUYERE) ;</text:span></text:p>
        <text:p text:style-name="P2"/>
        <text:p text:style-name="P4">Le dossier peut être consulté à l’administration Communale, tous les jours ouvrables de 9.00 à 12.00 heures et de 14.00 à 16.00 heures à l’Administration Communale ;</text:p>
        <text:p text:style-name="P4"/>
        <text:p text:style-name="P13"><text:span text:style-name="T2">Des explications seront fournies le </text:span><text:change-start text:change-id="ct154890768"/><text:span text:style-name="T2">self.toLocalizedTime(urbanEventObj.Date3,long_format=False)</text:span><text:change-end text:change-id="ct154890768"/><text:span text:style-name="T2"> de 10.00 à 12.00 heures à l’Administration Communale.</text:span></text:p>
        <text:p text:style-name="P10"/>
        <text:p text:style-name="P13"><text:span text:style-name="T2"><text:s text:c="44"/>A <text:s/>LA BRUYERE, le <text:s text:c="2"/></text:span><text:change-start text:change-id="ct154878888"/><text:span text:style-name="T2">self.toLocalizedTime(urbanEventObj.Date1,long_format=False)</text:span><text:change-end text:change-id="ct154878888"/><text:span text:style-name="T2">,</text:span></text:p>
        <text:p text:style-name="P4"/>
        <text:p text:style-name="P4"><text:s text:c="16"/>Le Secrétaire, <text:s text:c="57"/>Le Bourgmestre,</text:p>
        <text:p text:style-name="P4"/>
        <text:p text:style-name="P4"/>
        <text:p text:style-name="P4"/>
        <text:p text:style-name="P4"/>
        <text:p text:style-name="P4"><text:s text:c="16"/>Yves GROIGNET <text:s text:c="49"/>Robert CAPPE</text:p>
        <text:p text:style-name="P10"/>
        <text:p text:style-name="P4">Vu pour être annexé à l’arrêté du Gouvernement wallon du 19 mars 1998 déterminant la liste des demandes de permis d’urbanisme, de permis de lotir et de certificats d’urbanisme soumises à enquête publique et fixant les modalités de ces enquêtes publique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fr" fo:country="B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5z0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space-before="1.82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space-before="1.191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0cm" fo:margin-bottom="0cm" fo:margin-left="4.001cm" fo:margin-right="3.50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</dc:title>
    <meta:initial-creator>Administration Communale de La Bruyère</meta:initial-creator>
    <meta:creation-date>2003-08-06T10:41:00</meta:creation-date>
    <dc:creator>Jean-Michel ABE</dc:creator>
    <dc:date>2008-09-05T01:01:55</dc:date>
    <meta:print-date>2008-07-02T16:51:00</meta:print-date>
    <meta:editing-cycles>125</meta:editing-cycles>
    <meta:editing-duration>PT3H58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236" meta:character-count="2625"/>
  </office:meta>
</office:document-meta>
</file>